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HIDALGO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52689872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65970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EDER JUSTO RODRIGUEZ CAVER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498154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RELLANO VALDEZ MARGOT GABRIEL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499104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29</text:p>
          </table:table-cell>
          <table:table-cell table:style-name="Tableau1.D2" office:value-type="string">
            <text:p text:style-name="P13">11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29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2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23:27:4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